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ef79" officeooo:paragraph-rsid="0003ef79"/>
    </style:style>
    <style:style style:name="P2" style:family="paragraph" style:parent-style-name="Standard">
      <style:paragraph-properties fo:text-align="start" style:justify-single-word="false"/>
      <style:text-properties officeooo:rsid="0003ef79" officeooo:paragraph-rsid="0003ef7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ef79" officeooo:paragraph-rsid="0003ef79"/>
    </style:style>
    <style:style style:name="T1" style:family="text">
      <style:text-properties officeooo:rsid="0005a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de Flujos:</text:p>
      <text:p text:style-name="P1"/>
      <text:list xml:id="list517680164" text:style-name="L1">
        <text:list-item>
          <text:p text:style-name="P3">¿Qué son los diagramas de flujo?</text:p>
        </text:list-item>
        <text:list-item>
          <text:p text:style-name="P3">Elementos principales de un diagrama del flujo.</text:p>
        </text:list-item>
        <text:list-item>
          <text:p text:style-name="P3">Componentes y símbolos en un diagrama de flujo.</text:p>
        </text:list-item>
        <text:list-item>
          <text:p text:style-name="P3">Creando un diagrama de flujo.</text:p>
        </text:list-item>
        <text:list-item>
          <text:p text:style-name="P3">Ejercicios de diagrama de flujo.</text:p>
        </text:list-item>
      </text:list>
      <text:p text:style-name="P2"/>
      <text:p text:style-name="P2">¿Qué son los diagramas de flujo? <text:span text:style-name="T1">Esquema gráfico de un algoritmo, muestra pasos o procesos a seguir para poder solucionar el problema, la construcción es importante debido a que a partir del mismo se escribe un porgama en un tipo de Lenguaje de Programación. <text:s/></text:span></text:p>
      <text:p text:style-name="P2"/>
      <text:p text:style-name="P2">Elementos principales de un diagrama del flujo:</text:p>
      <text:p text:style-name="P2"/>
      <text:p text:style-name="P2">Componentes y símbolos en un diagrama de flujo:</text:p>
      <text:p text:style-name="P2"/>
      <text:p text:style-name="P2">Creando un diagrama de flujo.</text:p>
      <text:p text:style-name="P2"/>
      <text:p text:style-name="P2">Ejercicios de diagrama de fluj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00:17:25.071907733</meta:creation-date>
    <dc:date>2021-07-09T02:53:57.879773666</dc:date>
    <meta:editing-duration>PT1H56M12S</meta:editing-duration>
    <meta:editing-cycles>1</meta:editing-cycles>
    <meta:document-statistic meta:table-count="0" meta:image-count="0" meta:object-count="0" meta:page-count="1" meta:paragraph-count="11" meta:word-count="108" meta:character-count="626" meta:non-whitespace-character-count="532"/>
    <meta:generator>LibreOffice/6.4.7.2$Linux_X86_64 LibreOffice_project/40$Build-2</meta:generator>
  </office:meta>
</office:document-meta>
</file>